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352a" officeooo:paragraph-rsid="0014352a"/>
    </style:style>
    <style:style style:name="P2" style:family="paragraph" style:parent-style-name="Text_20_body">
      <style:text-properties officeooo:rsid="002682b2" officeooo:paragraph-rsid="0031d2dd"/>
    </style:style>
    <style:style style:name="P3" style:family="paragraph" style:parent-style-name="Text_20_body">
      <style:text-properties officeooo:rsid="002682b2" officeooo:paragraph-rsid="00337e35"/>
    </style:style>
    <style:style style:name="P4" style:family="paragraph" style:parent-style-name="Text_20_body">
      <style:text-properties officeooo:rsid="0027a09e"/>
    </style:style>
    <style:style style:name="P5" style:family="paragraph" style:parent-style-name="Title">
      <style:text-properties officeooo:rsid="0024ef34" officeooo:paragraph-rsid="0024ef34"/>
    </style:style>
    <style:style style:name="P6" style:family="paragraph" style:parent-style-name="Text_20_body">
      <style:text-properties officeooo:paragraph-rsid="0029d767"/>
    </style:style>
    <style:style style:name="P7" style:family="paragraph" style:parent-style-name="Text_20_body">
      <style:paragraph-properties fo:break-before="page"/>
    </style:style>
    <style:style style:name="P8" style:family="paragraph" style:parent-style-name="Text_20_body">
      <style:text-properties officeooo:rsid="00337284" officeooo:paragraph-rsid="00337284"/>
    </style:style>
    <style:style style:name="P9" style:family="paragraph" style:parent-style-name="Text_20_body">
      <style:text-properties officeooo:rsid="00337284" officeooo:paragraph-rsid="00337e35"/>
    </style:style>
    <style:style style:name="P10" style:family="paragraph" style:parent-style-name="Text_20_body">
      <style:text-properties officeooo:paragraph-rsid="004822b1"/>
    </style:style>
    <style:style style:name="P11" style:family="paragraph" style:parent-style-name="Title">
      <style:text-properties officeooo:rsid="00d23793" officeooo:paragraph-rsid="00d23793"/>
    </style:style>
    <style:style style:name="P12" style:family="paragraph" style:parent-style-name="Text_20_body">
      <style:text-properties officeooo:paragraph-rsid="00d495af"/>
    </style:style>
    <style:style style:name="P13" style:family="paragraph" style:parent-style-name="Text_20_body">
      <style:text-properties officeooo:paragraph-rsid="00d576f6"/>
    </style:style>
    <style:style style:name="P14" style:family="paragraph" style:parent-style-name="Text_20_body">
      <style:text-properties officeooo:paragraph-rsid="005f8870"/>
    </style:style>
    <style:style style:name="P15" style:family="paragraph" style:parent-style-name="Text_20_body">
      <style:text-properties officeooo:paragraph-rsid="002682b2"/>
    </style:style>
    <style:style style:name="P16" style:family="paragraph" style:parent-style-name="Contents_20_1">
      <style:paragraph-properties>
        <style:tab-stops>
          <style:tab-stop style:position="16.499cm" style:type="right" style:leader-style="dotted" style:leader-text="."/>
        </style:tab-stops>
      </style:paragraph-properties>
    </style:style>
    <style:style style:name="P17" style:family="paragraph" style:parent-style-name="Contents_20_2">
      <style:paragraph-properties>
        <style:tab-stops>
          <style:tab-stop style:position="15.998cm" style:type="right" style:leader-style="dotted" style:leader-text="."/>
        </style:tab-stops>
      </style:paragraph-properties>
    </style:style>
    <style:style style:name="P18" style:family="paragraph" style:parent-style-name="Text_20_body">
      <style:text-properties officeooo:rsid="00d3303d" officeooo:paragraph-rsid="00d495af"/>
    </style:style>
    <style:style style:name="P19" style:family="paragraph" style:parent-style-name="Text_20_body">
      <style:text-properties officeooo:rsid="00d3303d" officeooo:paragraph-rsid="0104f2fb"/>
    </style:style>
    <style:style style:name="P20" style:family="paragraph" style:parent-style-name="Text_20_body">
      <style:text-properties officeooo:rsid="00d3303d" officeooo:paragraph-rsid="00d576f6"/>
    </style:style>
    <style:style style:name="P21" style:family="paragraph" style:parent-style-name="Text_20_body">
      <style:text-properties officeooo:paragraph-rsid="00dfb0ac"/>
    </style:style>
    <style:style style:name="P22" style:family="paragraph" style:parent-style-name="Text_20_body">
      <style:text-properties officeooo:paragraph-rsid="00e2f434"/>
    </style:style>
    <style:style style:name="P23" style:family="paragraph" style:parent-style-name="Text_20_body">
      <style:text-properties style:text-underline-style="solid" style:text-underline-width="auto" style:text-underline-color="font-color" officeooo:paragraph-rsid="00dfb0ac"/>
    </style:style>
    <style:style style:name="P24" style:family="paragraph" style:parent-style-name="Text_20_body">
      <style:text-properties style:text-underline-style="solid" style:text-underline-width="auto" style:text-underline-color="font-color" officeooo:paragraph-rsid="005f8870"/>
    </style:style>
    <style:style style:name="P25" style:family="paragraph" style:parent-style-name="Text_20_body">
      <style:text-properties officeooo:paragraph-rsid="00e560f7"/>
    </style:style>
    <style:style style:name="P26" style:family="paragraph" style:parent-style-name="Text_20_body">
      <style:paragraph-properties fo:margin-left="1.251cm" fo:margin-right="0cm" fo:text-indent="0cm" style:auto-text-indent="false"/>
      <style:text-properties officeooo:paragraph-rsid="00e936bd"/>
    </style:style>
    <style:style style:name="P27" style:family="paragraph" style:parent-style-name="Text_20_body">
      <style:text-properties officeooo:paragraph-rsid="00eedaa5"/>
    </style:style>
    <style:style style:name="P28" style:family="paragraph" style:parent-style-name="Text_20_body">
      <style:text-properties officeooo:paragraph-rsid="00f0d545"/>
    </style:style>
    <style:style style:name="P29" style:family="paragraph" style:parent-style-name="Text_20_body">
      <style:text-properties fo:font-style="normal" style:text-underline-style="solid" style:text-underline-width="auto" style:text-underline-color="font-color" officeooo:rsid="00d3303d" officeooo:paragraph-rsid="00d495af" style:font-style-asian="normal" style:font-style-complex="normal"/>
    </style:style>
    <style:style style:name="P30" style:family="paragraph" style:parent-style-name="Text_20_body">
      <style:text-properties fo:font-style="normal" officeooo:rsid="010d9e5e" officeooo:paragraph-rsid="010d9e5e" style:font-style-asian="normal" style:font-style-complex="normal"/>
    </style:style>
    <style:style style:name="P31" style:family="paragraph" style:parent-style-name="Text_20_body">
      <style:text-properties fo:font-style="normal" officeooo:rsid="0057ac5f" officeooo:paragraph-rsid="010d9e5e" style:font-style-asian="normal" style:font-style-complex="normal"/>
    </style:style>
    <style:style style:name="P32" style:family="paragraph" style:parent-style-name="Text_20_body">
      <style:text-properties fo:font-style="normal" fo:font-weight="bold" officeooo:rsid="00d3303d" officeooo:paragraph-rsid="0106a66a" style:font-style-asian="normal" style:font-weight-asian="bold" style:font-style-complex="normal" style:font-weight-complex="bold"/>
    </style:style>
    <style:style style:name="P33" style:family="paragraph" style:parent-style-name="Text_20_body">
      <style:text-properties officeooo:paragraph-rsid="0106a66a"/>
    </style:style>
    <style:style style:name="P34" style:family="paragraph" style:parent-style-name="Contents_20_1">
      <style:paragraph-properties>
        <style:tab-stops>
          <style:tab-stop style:position="16.501cm" style:type="right" style:leader-style="dotted" style:leader-text="."/>
        </style:tab-stops>
      </style:paragraph-properties>
    </style:style>
    <style:style style:name="P35" style:family="paragraph" style:parent-style-name="Contents_20_2">
      <style:paragraph-properties>
        <style:tab-stops>
          <style:tab-stop style:position="16cm" style:type="right" style:leader-style="dotted" style:leader-text="."/>
        </style:tab-stops>
      </style:paragraph-properties>
    </style:style>
    <style:style style:name="P36" style:family="paragraph" style:parent-style-name="Heading_20_1">
      <style:paragraph-properties fo:break-before="page"/>
      <style:text-properties officeooo:paragraph-rsid="00d3303d"/>
    </style:style>
    <style:style style:name="P37" style:family="paragraph" style:parent-style-name="Heading_20_1">
      <style:paragraph-properties fo:break-before="page"/>
      <style:text-properties officeooo:paragraph-rsid="00d495af"/>
    </style:style>
    <style:style style:name="P38" style:family="paragraph" style:parent-style-name="Heading_20_1">
      <style:paragraph-properties fo:break-before="page"/>
      <style:text-properties officeooo:paragraph-rsid="00d576f6"/>
    </style:style>
    <style:style style:name="P39" style:family="paragraph" style:parent-style-name="Heading_20_2">
      <style:text-properties officeooo:rsid="00e1aef0" officeooo:paragraph-rsid="00e1aef0"/>
    </style:style>
    <style:style style:name="P40" style:family="paragraph" style:parent-style-name="Heading_20_2">
      <style:text-properties officeooo:rsid="00d3303d" officeooo:paragraph-rsid="00d495af"/>
    </style:style>
    <style:style style:name="P41" style:family="paragraph" style:parent-style-name="Text_20_body" style:master-page-name="First_20_Page">
      <style:paragraph-properties style:page-number="auto"/>
    </style:style>
    <style:style style:name="P42" style:family="paragraph" style:parent-style-name="Text_20_body" style:list-style-name="L1">
      <style:text-properties officeooo:paragraph-rsid="00dfb0ac"/>
    </style:style>
    <style:style style:name="P43" style:family="paragraph" style:parent-style-name="Text_20_body" style:list-style-name="L1">
      <style:text-properties officeooo:paragraph-rsid="01178f59"/>
    </style:style>
    <style:style style:name="P44" style:family="paragraph" style:parent-style-name="Text_20_body" style:list-style-name="L2">
      <style:text-properties officeooo:paragraph-rsid="00dfb0ac"/>
    </style:style>
    <style:style style:name="P45" style:family="paragraph" style:parent-style-name="Text_20_body" style:list-style-name="L3">
      <style:text-properties officeooo:paragraph-rsid="00dfb0ac"/>
    </style:style>
    <style:style style:name="P46" style:family="paragraph" style:parent-style-name="Text_20_body" style:list-style-name="L3">
      <style:text-properties officeooo:paragraph-rsid="00f7ca00"/>
    </style:style>
    <style:style style:name="P47" style:family="paragraph" style:parent-style-name="Text_20_body" style:list-style-name="L4">
      <style:text-properties officeooo:paragraph-rsid="00dfb0ac"/>
    </style:style>
    <style:style style:name="P48" style:family="paragraph" style:parent-style-name="Text_20_body" style:list-style-name="L4">
      <style:text-properties officeooo:paragraph-rsid="00fdc129"/>
    </style:style>
    <style:style style:name="P49" style:family="paragraph" style:parent-style-name="Text_20_body" style:list-style-name="L4">
      <style:text-properties officeooo:rsid="00f8cd74" officeooo:paragraph-rsid="00f8cd74"/>
    </style:style>
    <style:style style:name="P50" style:family="paragraph" style:parent-style-name="Text_20_body" style:list-style-name="L4">
      <style:text-properties officeooo:rsid="00f8cd74" officeooo:paragraph-rsid="00f9df7b"/>
    </style:style>
    <style:style style:name="P51" style:family="paragraph" style:parent-style-name="Text_20_body">
      <style:text-properties officeooo:rsid="00f8cd74" officeooo:paragraph-rsid="0115cf70"/>
    </style:style>
    <style:style style:name="P52" style:family="paragraph" style:parent-style-name="Text_20_body" style:list-style-name="L8">
      <style:text-properties officeooo:rsid="00f8cd74" officeooo:paragraph-rsid="0115cf70"/>
    </style:style>
    <style:style style:name="P53" style:family="paragraph" style:parent-style-name="Text_20_body" style:list-style-name="L9">
      <style:text-properties officeooo:rsid="00f8cd74" officeooo:paragraph-rsid="0115cf70"/>
    </style:style>
    <style:style style:name="P54" style:family="paragraph" style:parent-style-name="Text_20_body" style:list-style-name="L4">
      <style:text-properties officeooo:rsid="00f9df7b" officeooo:paragraph-rsid="00f9df7b"/>
    </style:style>
    <style:style style:name="P55" style:family="paragraph" style:parent-style-name="Text_20_body">
      <style:text-properties officeooo:rsid="00f9df7b" officeooo:paragraph-rsid="0115cf70"/>
    </style:style>
    <style:style style:name="P56" style:family="paragraph" style:parent-style-name="Text_20_body" style:list-style-name="L9">
      <style:text-properties officeooo:rsid="00f9df7b" officeooo:paragraph-rsid="0115cf70"/>
    </style:style>
    <style:style style:name="P57" style:family="paragraph" style:parent-style-name="Text_20_body" style:list-style-name="L4">
      <style:text-properties officeooo:rsid="00fab1f8" officeooo:paragraph-rsid="00fab1f8"/>
    </style:style>
    <style:style style:name="P58" style:family="paragraph" style:parent-style-name="Text_20_body" style:list-style-name="L9">
      <style:text-properties officeooo:rsid="00fab1f8" officeooo:paragraph-rsid="0115cf70"/>
    </style:style>
    <style:style style:name="P59" style:family="paragraph" style:parent-style-name="Text_20_body" style:list-style-name="L5">
      <style:text-properties fo:font-style="normal" officeooo:rsid="00d3303d" officeooo:paragraph-rsid="010339f5" style:font-style-asian="normal" style:font-style-complex="normal"/>
    </style:style>
    <style:style style:name="P60" style:family="paragraph" style:parent-style-name="Text_20_body" style:list-style-name="L6">
      <style:text-properties fo:font-style="normal" officeooo:rsid="00d3303d" officeooo:paragraph-rsid="0106a66a" style:font-style-asian="normal" style:font-style-complex="normal"/>
    </style:style>
    <style:style style:name="P61" style:family="paragraph" style:parent-style-name="Text_20_body" style:list-style-name="L6">
      <style:text-properties fo:font-style="normal" officeooo:rsid="00d3303d" officeooo:paragraph-rsid="0103639b" style:font-style-asian="normal" style:font-style-complex="normal"/>
    </style:style>
    <style:style style:name="P62" style:family="paragraph" style:parent-style-name="Text_20_body" style:list-style-name="L5">
      <style:text-properties officeooo:rsid="00d3303d" officeooo:paragraph-rsid="010339f5"/>
    </style:style>
    <style:style style:name="P63" style:family="paragraph" style:parent-style-name="Text_20_body" style:list-style-name="L6">
      <style:text-properties officeooo:paragraph-rsid="0103639b"/>
    </style:style>
    <style:style style:name="P64" style:family="paragraph" style:parent-style-name="Text_20_body" style:list-style-name="L6">
      <style:text-properties officeooo:paragraph-rsid="01081e8a"/>
    </style:style>
    <style:style style:name="P65" style:family="paragraph" style:parent-style-name="Text_20_body">
      <style:text-properties officeooo:rsid="0113f07e" officeooo:paragraph-rsid="0113f07e"/>
    </style:style>
    <style:style style:name="P66" style:family="paragraph" style:parent-style-name="Text_20_body">
      <style:text-properties officeooo:paragraph-rsid="005f8870"/>
    </style:style>
    <style:style style:name="P67" style:family="paragraph" style:parent-style-name="Text_20_body">
      <style:text-properties style:text-underline-style="solid" style:text-underline-width="auto" style:text-underline-color="font-color" officeooo:paragraph-rsid="01178f59"/>
    </style:style>
    <style:style style:name="P68" style:family="paragraph" style:parent-style-name="Text_20_body">
      <style:text-properties officeooo:paragraph-rsid="0115cf70"/>
    </style:style>
    <style:style style:name="P69" style:family="paragraph" style:parent-style-name="Text_20_body" style:list-style-name="L9">
      <style:text-properties officeooo:paragraph-rsid="0115cf70"/>
    </style:style>
    <style:style style:name="P70" style:family="paragraph" style:parent-style-name="Text_20_body">
      <style:text-properties officeooo:rsid="0115cf70" officeooo:paragraph-rsid="0115cf70"/>
    </style:style>
    <style:style style:name="P71" style:family="paragraph" style:parent-style-name="Text_20_body">
      <style:text-properties officeooo:paragraph-rsid="0113f07e"/>
    </style:style>
    <style:style style:name="P72" style:family="paragraph" style:parent-style-name="Text_20_body">
      <style:text-properties officeooo:paragraph-rsid="00e2f434"/>
    </style:style>
    <style:style style:name="P73" style:family="paragraph" style:parent-style-name="Text_20_body" style:list-style-name="L10">
      <style:text-properties officeooo:paragraph-rsid="01178f59"/>
    </style:style>
    <style:style style:name="P74" style:family="paragraph" style:parent-style-name="Text_20_body">
      <style:text-properties officeooo:paragraph-rsid="01178f59"/>
    </style:style>
    <style:style style:name="P75" style:family="paragraph" style:parent-style-name="Text_20_body">
      <style:paragraph-properties fo:margin-left="1.251cm" fo:margin-right="0cm" fo:text-indent="0cm" style:auto-text-indent="false"/>
      <style:text-properties officeooo:paragraph-rsid="01178f59"/>
    </style:style>
    <style:style style:name="P76" style:family="paragraph" style:parent-style-name="Text_20_body">
      <style:text-properties officeooo:paragraph-rsid="011a7492"/>
    </style:style>
    <style:style style:name="P77" style:family="paragraph" style:parent-style-name="Text_20_body">
      <style:text-properties officeooo:paragraph-rsid="011acab5"/>
    </style:style>
    <style:style style:name="P78" style:family="paragraph" style:parent-style-name="Text_20_body">
      <style:paragraph-properties fo:text-align="center" style:justify-single-word="false"/>
      <style:text-properties officeooo:paragraph-rsid="0102727a"/>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fo:font-weight="normal" officeooo:rsid="008d7058" style:font-weight-asian="normal" style:font-weight-complex="normal"/>
    </style:style>
    <style:style style:name="T7" style:family="text">
      <style:text-properties fo:font-weight="normal" officeooo:rsid="00d495af" style:font-weight-asian="normal" style:font-weight-complex="normal"/>
    </style:style>
    <style:style style:name="T8" style:family="text">
      <style:text-properties fo:font-weight="normal" officeooo:rsid="00d576f6" style:font-weight-asian="normal" style:font-weight-complex="normal"/>
    </style:style>
    <style:style style:name="T9" style:family="text">
      <style:text-properties fo:font-weight="normal" officeooo:rsid="00d6d0c7" style:font-weight-asian="normal" style:font-weight-complex="normal"/>
    </style:style>
    <style:style style:name="T10" style:family="text">
      <style:text-properties fo:font-weight="normal" officeooo:rsid="00d899e9" style:font-weight-asian="normal" style:font-weight-complex="normal"/>
    </style:style>
    <style:style style:name="T11" style:family="text">
      <style:text-properties fo:font-weight="normal" officeooo:rsid="00d3303d" style:font-weight-asian="normal" style:font-weight-complex="normal"/>
    </style:style>
    <style:style style:name="T12" style:family="text">
      <style:text-properties fo:font-weight="normal" officeooo:rsid="00e1aef0" style:font-weight-asian="normal" style:font-weight-complex="normal"/>
    </style:style>
    <style:style style:name="T13" style:family="text">
      <style:text-properties fo:font-weight="normal" officeooo:rsid="00e2f434"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d3303d" style:font-style-asian="normal" style:font-style-complex="normal"/>
    </style:style>
    <style:style style:name="T16" style:family="text">
      <style:text-properties fo:font-style="normal" officeooo:rsid="010339f5" style:font-style-asian="normal" style:font-style-complex="normal"/>
    </style:style>
    <style:style style:name="T17" style:family="text">
      <style:text-properties fo:font-style="normal" officeooo:rsid="0103639b" style:font-style-asian="normal" style:font-style-complex="normal"/>
    </style:style>
    <style:style style:name="T18" style:family="text">
      <style:text-properties fo:font-style="normal" officeooo:rsid="010389f8" style:font-style-asian="normal" style:font-style-complex="normal"/>
    </style:style>
    <style:style style:name="T19" style:family="text">
      <style:text-properties fo:font-style="normal" officeooo:rsid="0104c877" style:font-style-asian="normal" style:font-style-complex="normal"/>
    </style:style>
    <style:style style:name="T20" style:family="text">
      <style:text-properties fo:font-style="normal" officeooo:rsid="0104f2fb" style:font-style-asian="normal" style:font-style-complex="normal"/>
    </style:style>
    <style:style style:name="T21" style:family="text">
      <style:text-properties fo:font-style="normal" officeooo:rsid="0106a66a" style:font-style-asian="normal" style:font-style-complex="normal"/>
    </style:style>
    <style:style style:name="T22" style:family="text">
      <style:text-properties fo:font-style="normal" officeooo:rsid="01081e8a" style:font-style-asian="normal" style:font-style-complex="normal"/>
    </style:style>
    <style:style style:name="T23" style:family="text">
      <style:text-properties fo:font-style="normal" officeooo:rsid="010c2708"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13f07e" style:font-style-asian="normal" style:font-weight-asian="normal" style:font-style-complex="normal" style:font-weight-complex="normal"/>
    </style:style>
    <style:style style:name="T26" style:family="text">
      <style:text-properties fo:font-style="normal" fo:font-weight="normal" officeooo:rsid="011a7492" style:font-style-asian="normal" style:font-weight-asian="normal" style:font-style-complex="normal" style:font-weight-complex="normal"/>
    </style:style>
    <style:style style:name="T27" style:family="text">
      <style:text-properties fo:font-style="normal" fo:font-weight="normal" officeooo:rsid="00e2f434" style:font-style-asian="normal" style:font-weight-asian="normal" style:font-style-complex="normal" style:font-weight-complex="normal"/>
    </style:style>
    <style:style style:name="T28" style:family="text">
      <style:text-properties fo:font-style="normal" fo:font-weight="normal" officeooo:rsid="011acab5" style:font-style-asian="normal" style:font-weight-asian="normal" style:font-style-complex="normal" style:font-weight-complex="normal"/>
    </style:style>
    <style:style style:name="T29" style:family="text">
      <style:text-properties fo:font-style="normal" fo:font-weight="normal" officeooo:rsid="00e46f0f" style:font-style-asian="normal" style:font-weight-asian="normal" style:font-style-complex="normal" style:font-weight-complex="normal"/>
    </style:style>
    <style:style style:name="T30" style:family="text">
      <style:text-properties fo:font-style="normal" fo:font-weight="normal" officeooo:rsid="00e560f7" style:font-style-asian="normal" style:font-weight-asian="normal" style:font-style-complex="normal" style:font-weight-complex="normal"/>
    </style:style>
    <style:style style:name="T31" style:family="text">
      <style:text-properties fo:font-style="normal" fo:font-weight="bold" officeooo:rsid="0104f2fb" style:font-style-asian="normal" style:font-weight-asian="bold" style:font-style-complex="normal" style:font-weight-complex="bold"/>
    </style:style>
    <style:style style:name="T32" style:family="text">
      <style:text-properties fo:font-style="normal" fo:font-weight="bold" officeooo:rsid="00d3303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fo:font-weight="normal" officeooo:rsid="0113f07e"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115cf70" style:font-style-asian="normal" style:font-weight-asian="normal" style:font-style-complex="normal" style:font-weight-complex="normal"/>
    </style:style>
    <style:style style:name="T36" style:family="text">
      <style:text-properties officeooo:rsid="008b36f9"/>
    </style:style>
    <style:style style:name="T37" style:family="text">
      <style:text-properties officeooo:rsid="00d495af"/>
    </style:style>
    <style:style style:name="T38" style:family="text">
      <style:text-properties officeooo:rsid="00dfb0ac"/>
    </style:style>
    <style:style style:name="T39" style:family="text">
      <style:text-properties officeooo:rsid="00e2f434"/>
    </style:style>
    <style:style style:name="T40" style:family="text">
      <style:text-properties fo:font-weight="bold" style:font-weight-asian="bold" style:font-weight-complex="bold"/>
    </style:style>
    <style:style style:name="T41" style:family="text">
      <style:text-properties fo:font-weight="bold" officeooo:rsid="008d7058" style:font-weight-asian="bold" style:font-weight-complex="bold"/>
    </style:style>
    <style:style style:name="T42" style:family="text">
      <style:text-properties fo:font-weight="bold" officeooo:rsid="0102727a" style:font-weight-asian="bold" style:font-weight-complex="bold"/>
    </style:style>
    <style:style style:name="T43" style:family="text">
      <style:text-properties officeooo:rsid="00e46f0f"/>
    </style:style>
    <style:style style:name="T44" style:family="text">
      <style:text-properties officeooo:rsid="00e560f7"/>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e936bd"/>
    </style:style>
    <style:style style:name="T47" style:family="text">
      <style:text-properties style:text-underline-style="solid" style:text-underline-width="auto" style:text-underline-color="font-color" officeooo:rsid="00eb0058"/>
    </style:style>
    <style:style style:name="T48" style:family="text">
      <style:text-properties officeooo:rsid="00e936bd"/>
    </style:style>
    <style:style style:name="T49" style:family="text">
      <style:text-properties officeooo:rsid="00eb1c91"/>
    </style:style>
    <style:style style:name="T50" style:family="text">
      <style:text-properties officeooo:rsid="00ed0911"/>
    </style:style>
    <style:style style:name="T51" style:family="text">
      <style:text-properties officeooo:rsid="00eedaa5"/>
    </style:style>
    <style:style style:name="T52" style:family="text">
      <style:text-properties officeooo:rsid="00ef80f9"/>
    </style:style>
    <style:style style:name="T53" style:family="text">
      <style:text-properties officeooo:rsid="00f0d545"/>
    </style:style>
    <style:style style:name="T54" style:family="text">
      <style:text-properties officeooo:rsid="00f26401"/>
    </style:style>
    <style:style style:name="T55" style:family="text">
      <style:text-properties officeooo:rsid="00f5d854"/>
    </style:style>
    <style:style style:name="T56" style:family="text">
      <style:text-properties officeooo:rsid="00f5e105"/>
    </style:style>
    <style:style style:name="T57" style:family="text">
      <style:text-properties officeooo:rsid="00f77a2c"/>
    </style:style>
    <style:style style:name="T58" style:family="text">
      <style:text-properties officeooo:rsid="00f7ca00"/>
    </style:style>
    <style:style style:name="T59" style:family="text">
      <style:text-properties officeooo:rsid="00f8cd74"/>
    </style:style>
    <style:style style:name="T60" style:family="text">
      <style:text-properties officeooo:rsid="00fbe557"/>
    </style:style>
    <style:style style:name="T61" style:family="text">
      <style:text-properties officeooo:rsid="00fd3047"/>
    </style:style>
    <style:style style:name="T62" style:family="text">
      <style:text-properties officeooo:rsid="00fdc129"/>
    </style:style>
    <style:style style:name="T63" style:family="text">
      <style:text-properties officeooo:rsid="010063ee"/>
    </style:style>
    <style:style style:name="T64" style:family="text">
      <style:text-properties officeooo:rsid="008d7058"/>
    </style:style>
    <style:style style:name="T65" style:family="text">
      <style:text-properties officeooo:rsid="0102727a"/>
    </style:style>
    <style:style style:name="T66" style:family="text">
      <style:text-properties officeooo:rsid="01106cd3"/>
    </style:style>
    <style:style style:name="T67" style:family="text">
      <style:text-properties officeooo:rsid="0113f07e"/>
    </style:style>
    <style:style style:name="T68" style:family="text">
      <style:text-properties officeooo:rsid="00fab1f8"/>
    </style:style>
    <style:style style:name="T69" style:family="text">
      <style:text-properties officeooo:rsid="0115cf70"/>
    </style:style>
    <style:style style:name="T70" style:family="text">
      <style:text-properties officeooo:rsid="01178f59"/>
    </style:style>
    <style:style style:name="T71" style:family="text">
      <style:text-properties officeooo:rsid="0117af3a"/>
    </style:style>
    <style:style style:name="T72" style:family="text">
      <style:text-properties officeooo:rsid="01198fcf"/>
    </style:style>
    <style:style style:name="T73" style:family="text">
      <style:text-properties officeooo:rsid="011acab5"/>
    </style:style>
    <style:style style:name="T74" style:family="text">
      <style:text-properties officeooo:rsid="011be902"/>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62cm" fo:text-indent="-0.635cm" fo:margin-left="1.66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77cm" fo:text-indent="-0.635cm" fo:margin-left="7.37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662cm" fo:text-indent="-0.635cm" fo:margin-left="1.66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77cm" fo:text-indent="-0.635cm" fo:margin-left="7.37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Text_20_body"/>
      <text:p text:style-name="Text_20_body"/>
      <text:p text:style-name="Text_20_body"/>
      <text:p text:style-name="Text_20_body"/>
      <text:p text:style-name="Text_20_body"/>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5">Wizards &amp; Dices</text:p>
      <text:p text:style-name="Text_20_body"/>
      <text:p text:style-name="P11">Cadrage des jalons<text:line-break/>7, 8 et 9</text:p>
      <text:p text:style-name="P1"/>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Créée</text:span><text:span text:style-name="T4"> l</text:span>e : <text:span text:style-name="T4">2</text:span><text:span text:style-name="T36">2</text:span><text:span text:style-name="T4">/11/2024</text:span></text:p>
      <text:p text:style-name="P9"><text:tab/><text:span text:style-name="T5">P</text:span>ar : Axel MOURILLON</text:p>
      <text:p text:style-name="P6"/>
      <text:p text:style-name="P2"><text:span text:style-name="T4">Dernière modification l</text:span>e : <text:span text:style-name="T4">2</text:span><text:span text:style-name="T67">3</text:span><text:span text:style-name="T4">/11/2024</text:span></text:p>
      <text:p text:style-name="P8"><text:span text:style-name="T5"><text:tab/>P</text:span>ar : Axel MOURILLON</text:p>
      <text:p text:style-name="P6"/>
      <text:p text:style-name="Text_20_body"/>
      <text:p text:style-name="P7"/>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263_1510177236" text:style-name="Index_20_Link" text:visited-style-name="Index_20_Link">Jalon 7 : Mémoire du projet<text:tab/></text:a><text:span text:style-name="T74">2</text:span></text:p>
          <text:p text:style-name="P35"><text:a xlink:type="simple" xlink:href="#__RefHeading___Toc279_1510177236%20Copie%201%20Copie%201%20Copie%202" text:style-name="Index_20_Link" text:visited-style-name="Index_20_Link">Résumé<text:tab/></text:a><text:span text:style-name="T74">2</text:span></text:p>
          <text:p text:style-name="P35"><text:a xlink:type="simple" xlink:href="#__RefHeading___Toc279_1510177236%20Copie%201%20Copie%201%20Copie%203" text:style-name="Index_20_Link" text:visited-style-name="Index_20_Link">Détails<text:tab/></text:a><text:span text:style-name="T74">2</text:span></text:p>
          <text:p text:style-name="P34"><text:a xlink:type="simple" xlink:href="#__RefHeading___Toc263_1510177236%20Copie%201" text:style-name="Index_20_Link" text:visited-style-name="Index_20_Link">Jalon 8 : Présentation finale client et vidéo de démonstration<text:tab/></text:a><text:span text:style-name="T74">5</text:span></text:p>
          <text:p text:style-name="P35"><text:a xlink:type="simple" xlink:href="#__RefHeading___Toc279_1510177236%20Copie%201%20Copie%201" text:style-name="Index_20_Link" text:visited-style-name="Index_20_Link">Présentation finale client<text:tab/></text:a><text:span text:style-name="T74">5</text:span></text:p>
          <text:p text:style-name="P35"><text:a xlink:type="simple" xlink:href="#__RefHeading___Toc279_1510177236%20Copie%201%20Copie%201%20Copie%201" text:style-name="Index_20_Link" text:visited-style-name="Index_20_Link">Vidéo de démonstration<text:tab/></text:a><text:span text:style-name="T74">5</text:span></text:p>
          <text:p text:style-name="P34"><text:a xlink:type="simple" xlink:href="#__RefHeading___Toc263_1510177236%20Copie%202" text:style-name="Index_20_Link" text:visited-style-name="Index_20_Link">Jalon 9 : Proof Of Concept (POC)<text:tab/></text:a><text:span text:style-name="T74">6</text:span></text:p>
        </text:index-body>
      </text:table-of-content>
      <text:p text:style-name="Text_20_body"/>
      <text:p text:style-name="Text_20_body"/>
      <text:p text:style-name="P4"/>
      <text:p text:style-name="P4"/>
      <text:p text:style-name="P4"/>
      <text:p text:style-name="Text_20_body"/>
      <text:p text:style-name="P15"/>
      <text:h text:style-name="P36" text:outline-level="1"><text:bookmark-start text:name="__RefHeading___Toc263_1510177236"/><text:span text:style-name="T6">J</text:span><text:span text:style-name="T11">alon 7 : Mémoire du projet</text:span><text:bookmark-end text:name="__RefHeading___Toc263_1510177236"/></text:h>
      <text:h text:style-name="P39" text:outline-level="2"><text:bookmark-start text:name="__RefHeading___Toc279_1510177236 Copie 1 Copie 1 Copie 2"/>Résumé<text:bookmark-end text:name="__RefHeading___Toc279_1510177236 Copie 1 Copie 1 Copie 2"/></text:h>
      <text:p text:style-name="P65"><text:span text:style-name="T33">Fond – </text:span><text:span text:style-name="T35">Contenu du mémoire</text:span></text:p>
      <text:p text:style-name="P77"><text:span text:style-name="T25"><text:tab/></text:span><text:span text:style-name="T26">Une présentation succincte de notre société fictive est attendu. Il faudra également traité du périmètre du projet, c’est-à-dire de ses frontières et de s</text:span><text:span text:style-name="T27">es livrables </text:span><text:span text:style-name="T26">(qui p</text:span><text:span text:style-name="T27">euven</text:span><text:span text:style-name="T26">t évolu</text:span><text:span text:style-name="T27">er</text:span><text:span text:style-name="T26"> et </text:span><text:span text:style-name="T27">être</text:span><text:span text:style-name="T26"> modifi</text:span><text:span text:style-name="T27">er</text:span><text:span text:style-name="T26"> tout au long des projets). Il </text:span><text:span text:style-name="T27">est</text:span><text:span text:style-name="T26"> import</text:span><text:span text:style-name="T27">ant</text:span><text:span text:style-name="T26"> de préciser ce qui sera et ne sera pas dans le périmètre du projet. </text:span><text:span text:style-name="T28">Pour définir ce périmètre, on commence établir un périmètre de projet provisoire, sur la base des données transmises par le sponsor du projet</text:span><text:span text:style-name="T27">, </text:span><text:span text:style-name="T28">afin de déterminer ce qui est et n’est pas dans le projet et la planification de celui-ci. On enchaîne en établissant le périmètre de projet détaillé, incluant les travaux à réaliser. Puis on le fait valider</text:span><text:span text:style-name="T30">. </text:span><text:span text:style-name="T28">Ce procédé </text:span><text:span text:style-name="T29">définition du périmètre du projet </text:span><text:span text:style-name="T28">peut être résumer ainsi :</text:span></text:p>
      <text:list xml:id="list1933392556" text:style-name="L1">
        <text:list-item>
          <text:p text:style-name="P43">Recueillir les données nécessaires</text:p>
        </text:list-item>
        <text:list-item>
          <text:p text:style-name="P43">Planifier le périmètre de projet</text:p>
        </text:list-item>
        <text:list-item>
          <text:p text:style-name="P43">Définir le périmètre provisoire de projet</text:p>
        </text:list-item>
        <text:list-item>
          <text:p text:style-name="P43">Définir le périmètre du projet</text:p>
        </text:list-item>
      </text:list>
      <text:p text:style-name="P74"><text:span text:style-name="T71"><text:tab/></text:span><text:span text:style-name="T72">Il</text:span><text:span text:style-name="T71"> est </text:span><text:span text:style-name="T73">également</text:span><text:span text:style-name="T71"> nécessaire d’aborder les a</text:span>spect<text:span text:style-name="T70">s</text:span> <text:span text:style-name="T72">technique, </text:span>financier, <text:span text:style-name="T70">de développement durable </text:span><text:span text:style-name="T71">et</text:span><text:span text:style-name="T70"> de cybersécurité </text:span><text:span text:style-name="T71">du projet,</text:span><text:span text:style-name="T70"> </text:span><text:span text:style-name="T71">ainsi que les contraintes humaines l’ayant régi. </text:span><text:span text:style-name="T72">Une maquette (GANTT, etc) est attendu pour illustrer la répartition des charges.</text:span></text:p>
      <text:p text:style-name="P74"><text:tab/><text:span text:style-name="T72">Le projet doit également avoir une conclusion, détaillant sa pérennité et ses évolutions futures, la cohérence des choix techniques qui ont été fait, l’intérêt qu’il présente et des conseils quant aux solutions à choisir pour régler les problèmes rencontrées et les problèmes restants</text:span></text:p>
      <text:p text:style-name="P65"><text:span text:style-name="T24"/></text:p>
      <text:p text:style-name="P71"><text:span text:style-name="T34">Forme – </text:span><text:span text:style-name="T35">Présentation et formatage du mémoire</text:span></text:p>
      <text:p text:style-name="P70">Général :</text:p>
      <text:list xml:id="list3582235345" text:style-name="L9">
        <text:list-item>
          <text:p text:style-name="P58">Minimum 20 pages – Maximum 30 pages <text:span text:style-name="T69">(h</text:span>ors annexes<text:span text:style-name="T69">)</text:span></text:p>
        </text:list-item>
        <text:list-item>
          <text:p text:style-name="P58">Sommaire : Numérotation des pages après le sommaire</text:p>
        </text:list-item>
        <text:list-item>
          <text:p text:style-name="P58">Annexes : entre 5 et 15 pages, avec sommaire et numérotation indépendante</text:p>
        </text:list-item>
        <text:list-item>
          <text:p text:style-name="P58">Impression recto-verso</text:p>
        </text:list-item>
        <text:list-item>
          <text:p text:style-name="P69">N’hésitez pas à enrichir en fonction de votre imagination</text:p>
        </text:list-item>
        <text:list-item>
          <text:p text:style-name="P69">Cartouche <text:span text:style-name="T62">suivant, </text:span>obligatoire en seconde de couverture, <text:span text:style-name="T62">ainsi que les logos GRETA/IUT</text:span> : </text:p>
          <text:p text:style-name="P69">Travail réalisé dans le cadre d’une mise en situation professionnelle support de l’enseignement gestion de projet/management/communicatio<text:span text:style-name="T38">n </text:span>du BUT3 RT Parcours Cybersécurité session 24-25.</text:p>
        </text:list-item>
      </text:list>
      <text:p text:style-name="P51">Page de garde :</text:p>
      <text:list xml:id="list103033969" text:style-name="L8">
        <text:list-item>
          <text:p text:style-name="P52">Logos GRETA/IUT</text:p>
        </text:list-item>
        <text:list-item>
          <text:p text:style-name="P52">Rappel de la section → BUT 3 2024-2025</text:p>
        </text:list-item>
        <text:list-item>
          <text:p text:style-name="P52">Rappel de l’objet / du titre</text:p>
        </text:list-item>
        <text:list-item>
          <text:p text:style-name="P52">Nom de l’intervenant</text:p>
        </text:list-item>
        <text:list-item>
          <text:p text:style-name="P52">Matière concernée</text:p>
        </text:list-item>
        <text:list-item>
          <text:p text:style-name="P52">Nom et prénom</text:p>
        </text:list-item>
      </text:list>
      <text:p text:style-name="P55">En-tête :</text:p>
      <text:list xml:id="list140636117340545" text:continue-list="list3582235345" text:style-name="L9">
        <text:list-item>
          <text:p text:style-name="P53">Logos GRETA/IUT</text:p>
        </text:list-item>
        <text:list-item>
          <text:p text:style-name="P56">Pied de page :</text:p>
        </text:list-item>
        <text:list-item>
          <text:p text:style-name="P56">Numérotation, en bas à droite</text:p>
        </text:list-item>
        <text:list-item>
          <text:p text:style-name="P56">Nom et prénom à gauche</text:p>
        </text:list-item>
        <text:list-item>
          <text:p text:style-name="P56">Rappel <text:span text:style-name="T59">sectio</text:span>n, <text:span text:style-name="T59">objet / titre </text:span>et année au centre</text:p>
        </text:list-item>
      </text:list>
      <text:p text:style-name="P55"><text:span text:style-name="T68">Corps de texte :</text:span></text:p>
      <text:list xml:id="list140636581700224" text:continue-numbering="true" text:style-name="L9">
        <text:list-item>
          <text:p text:style-name="P58">Police : Arial 10 pts maximum.</text:p>
        </text:list-item>
        <text:list-item>
          <text:p text:style-name="P58">Interligne : simple.</text:p>
        </text:list-item>
        <text:list-item>
          <text:p text:style-name="P58">Format de paragraphe : justifié</text:p>
        </text:list-item>
      </text:list>
      <text:p text:style-name="P68"/>
      <text:p text:style-name="P68"/>
      <text:h text:style-name="P39" text:outline-level="2"><text:bookmark-start text:name="__RefHeading___Toc279_1510177236 Copie 1 Copie 1 Copie 3"/>Détails<text:bookmark-end text:name="__RefHeading___Toc279_1510177236 Copie 1 Copie 1 Copie 3"/></text:h>
      <text:p text:style-name="P22"><text:span text:style-name="T6"><text:tab/>T</text:span><text:span text:style-name="T12">ous les paragraphes ci-après doivent être présenté</text:span><text:span text:style-name="T6"> dans le livrable, </text:span><text:span text:style-name="T12">c’est-à-dire </text:span><text:span text:style-name="T6">mémoire de 20 à 25 pages. </text:span><text:span text:style-name="T13">D</text:span><text:span text:style-name="T6">’autres </text:span><text:span text:style-name="T12">paragraphes</text:span><text:span text:style-name="T6"> </text:span><text:span text:style-name="T13">propre au projet </text:span><text:span text:style-name="T6">apparaîtront. </text:span><text:span text:style-name="T13">Il est également préférable de p</text:span><text:span text:style-name="T6">rivilégi</text:span><text:span text:style-name="T13">er</text:span><text:span text:style-name="T6"> le positionnement des éléments purement techniques en annexes</text:span></text:p>
      <text:p text:style-name="P22"><text:soft-page-break/><text:span text:style-name="T6"/></text:p>
      <text:p text:style-name="P78"><text:span text:style-name="T41">Date butoir de rendu mémoire : 2 juin 2025, à 17h </text:span><text:span text:style-name="T42">(</text:span><text:span text:style-name="T41">groupe 1</text:span><text:span text:style-name="T42">)</text:span></text:p>
      <text:p text:style-name="P14"/>
      <text:p text:style-name="P23">Présentation de votre société :</text:p>
      <text:p text:style-name="P21"><text:tab/>Présentation succincte de l’organisation, de la société fictive.</text:p>
      <text:p text:style-name="P21"/>
      <text:p text:style-name="P23">Périmètre du projet :</text:p>
      <text:p text:style-name="P21"><text:tab/>La définition du périmètre du projet donne aux parties prenantes une compréhension partagée du projet et de ses objectifs. </text:p>
      <text:p text:style-name="P22"><text:tab/>Le périmètre délimite les frontières du projet <text:span text:style-name="T39">et couvre la totalité des livrables inclus dans le projet d</text:span>u point de vue des parties prenantes. Ces livrables, <text:span text:style-name="T39">c’est-à-dire le </text:span>projet et <text:span text:style-name="T39">le(s) </text:span>produit<text:span text:style-name="T39">(s) en général,</text:span> p<text:span text:style-name="T39">euven</text:span>t évolu<text:span text:style-name="T39">er</text:span> et <text:span text:style-name="T39">être</text:span> modifi<text:span text:style-name="T39">er</text:span> tout au long des projets, <text:span text:style-name="T39">i</text:span>l <text:span text:style-name="T39">est donc</text:span> import<text:span text:style-name="T39">ant</text:span> de préciser dès le début ce qui sera et ne sera pas dans le périmètre du projet. </text:p>
      <text:p text:style-name="P25"><text:tab/><text:span text:style-name="T39">O</text:span>n établit <text:span text:style-name="T39">d’abord, au cours de l’initialisation, </text:span>un <text:span text:style-name="T40">périmètre de projet provisoire</text:span>, repos<text:span text:style-name="T39">ant</text:span> sur les données transmises par le sponsor du projet. <text:span text:style-name="T39">Cela</text:span> détermine ce qui est et n’est pas dans le projet, <text:span text:style-name="T39">ainsi que </text:span>les processus de planification. Ensuite, le <text:span text:style-name="T40">périmètre de projet détaillé</text:span> <text:span text:style-name="T43">(</text:span>dit « définitif »<text:span text:style-name="T43">)</text:span> inclut les travaux à réaliser. <text:span text:style-name="T44">U</text:span>ne fois validée, <text:span text:style-name="T44">c</text:span>ette définition du projet constitue la base des modifications et évolutions ultérieures du projet.</text:p>
      <text:p text:style-name="P14"/>
      <text:p text:style-name="P14">Étapes <text:span text:style-name="T43">de la définition du périmètre du projet</text:span> :</text:p>
      <text:list xml:id="list140636444926959" text:continue-list="list1933392556" text:style-name="L1">
        <text:list-item>
          <text:p text:style-name="P42">Recueillir les données nécessaires</text:p>
        </text:list-item>
        <text:list-item>
          <text:p text:style-name="P42">Planifier le périmètre de projet</text:p>
        </text:list-item>
        <text:list-item>
          <text:p text:style-name="P42">Définir le périmètre provisoire de projet</text:p>
        </text:list-item>
        <text:list-item>
          <text:p text:style-name="P42">Définir le périmètre du projet</text:p>
        </text:list-item>
      </text:list>
      <text:p text:style-name="P14"/>
      <text:p text:style-name="P14"><text:span text:style-name="T45">Justification de la réponse à l’</text:span><text:span text:style-name="T46">appel d’offre</text:span><text:span text:style-name="T45"> ou </text:span><text:span text:style-name="T47">du </text:span><text:span text:style-name="T45">besoin client :</text:span></text:p>
      <text:p text:style-name="P26">En quoi n<text:span text:style-name="T48">otre</text:span> société (groupe projet) s’inscrit-elle dans la réponse au besoin du client</text:p>
      <text:p text:style-name="P26">En quoi <text:span text:style-name="T48">n</text:span>otre équipe <text:span text:style-name="T48">a</text:span> les compétences pour répondre à la problématique du client.</text:p>
      <text:p text:style-name="P14"/>
      <text:p text:style-name="P23">Réponse(s) technique : </text:p>
      <text:p text:style-name="P21"><text:tab/>La partie technique présente l<text:span text:style-name="T49">a</text:span> o<text:span text:style-name="T49">u</text:span> les solutions proposées pour répondre à la demande du client. <text:span text:style-name="T49">L’</text:span>étude technique <text:span text:style-name="T49">devra </text:span>présenter au moins une solution alternative, expliquant les raisons du « non choix ».</text:p>
      <text:p text:style-name="P14"/>
      <text:p text:style-name="P23">Aspect financier et chiffrage :</text:p>
      <text:p text:style-name="P21"><text:tab/>Décrire les aspects financiers (budget, devis…), étude des coûts, retour sur investissement et rentabilité client.</text:p>
      <text:p text:style-name="P14"/>
      <text:p text:style-name="P23">Aspect développement durable :</text:p>
      <text:p text:style-name="P27"><text:tab/>Décrire la politique dans laquelle s’inscrit le projet. <text:span text:style-name="T50">N</text:span>otre entreprise intègre-t-elle les notions liées au développement durable et l’économie de ressources dans son fonctionnement, voire sa stratégie ?</text:p>
      <text:p text:style-name="P27"><text:tab/>Cela se traduit-il sur le S<text:span text:style-name="T51">ystème d’</text:span>I<text:span text:style-name="T51">nformations (SI) ?</text:span> Si oui, précise<text:span text:style-name="T52">r</text:span> l’incidence sur les choix organisationnels, l’infrastructure, les achats ?</text:p>
      <text:p text:style-name="P14"/>
      <text:p text:style-name="P21"><text:span text:style-name="T45">Aspect cybersécurité :</text:span> </text:p>
      <text:p text:style-name="P28"><text:tab/>Propose<text:span text:style-name="T53">r</text:span> un environnement de sécurité dimensionné pour ce projet : adapté, réaliste, raisonnable, <text:span text:style-name="T54">etc</text:span>. </text:p>
      <text:p text:style-name="P28"><text:tab/><text:span text:style-name="T53">En fonction du contexte, s’</text:span>appuy<text:span text:style-name="T53">er</text:span> sur tout ou partie des éléments clés à inclure dans un cahier des charges cybersécurité.</text:p>
      <text:p text:style-name="P14"/>
      <text:p text:style-name="P24">Contraintes techniques et humaines :</text:p>
      <text:p text:style-name="P14"><text:tab/>Développer les problématiques techniques, organisationnelles <text:span text:style-name="T56">et</text:span> de déploiement, <text:span text:style-name="T56">ainsi que les </text:span>répercutions sur le personnel et <text:span text:style-name="T57">les </text:span>solutions apportées.</text:p>
      <text:p text:style-name="P14"/>
      <text:p text:style-name="P23">Maquette :</text:p>
      <text:p text:style-name="P21"><text:tab/>Réaliser une maquette i<text:span text:style-name="T55">llustrant</text:span> la répartition des charges de chacun <text:span text:style-name="T55">ainsi que</text:span> le planning de déploiement (Gantt…)</text:p>
      <text:p text:style-name="P14"/>
      <text:p text:style-name="P14"/>
      <text:p text:style-name="P23"><text:soft-page-break/>Conclusion d<text:span text:style-name="T58">u p</text:span>rojet :</text:p>
      <text:list text:style-name="L2">
        <text:list-item>
          <text:p text:style-name="P44">Pérennité du projet</text:p>
        </text:list-item>
        <text:list-item>
          <text:p text:style-name="P44">Cohérence des choix techniques</text:p>
        </text:list-item>
        <text:list-item>
          <text:p text:style-name="P44">Évolutions futures</text:p>
        </text:list-item>
        <text:list-item>
          <text:p text:style-name="P44">Intérêt pour l’entreprise</text:p>
        </text:list-item>
        <text:list-item>
          <text:p text:style-name="P44">Conseil sur la solution à choisir</text:p>
        </text:list-item>
      </text:list>
      <text:p text:style-name="P14"/>
      <text:p text:style-name="P23">F<text:span text:style-name="T58">ormatage</text:span> :</text:p>
      <text:list text:style-name="L3">
        <text:list-item>
          <text:p text:style-name="P45">Police : Arial 10 pts maximum.</text:p>
        </text:list-item>
        <text:list-item>
          <text:p text:style-name="P45">Interligne : simple.</text:p>
        </text:list-item>
        <text:list-item>
          <text:p text:style-name="P45"><text:span text:style-name="T58">Format de paragraphe : j</text:span>ustifié</text:p>
        </text:list-item>
        <text:list-item>
          <text:p text:style-name="P46">Sommaire</text:p>
          <text:list>
            <text:list-header>
              <text:p text:style-name="P46">Numérotation des pages après le sommaire</text:p>
            </text:list-header>
          </text:list>
        </text:list-item>
        <text:list-item>
          <text:p text:style-name="P46">Minimum 20 pages – <text:span text:style-name="T58">M</text:span>axi<text:span text:style-name="T58">mum</text:span> 30 pages </text:p>
          <text:list>
            <text:list-header>
              <text:p text:style-name="P46"><text:span text:style-name="T58">H</text:span>ors annexes</text:p>
            </text:list-header>
          </text:list>
        </text:list-item>
        <text:list-item>
          <text:p text:style-name="P45">Annexes : entre 5 et 15 pages, avec sommaire et numérotation indépendante</text:p>
        </text:list-item>
        <text:list-item>
          <text:p text:style-name="P45">Impression recto-verso.</text:p>
        </text:list-item>
      </text:list>
      <text:p text:style-name="P14"/>
      <text:p text:style-name="P24">Mise en page / ch<text:span text:style-name="T61">ar</text:span>tre graphique</text:p>
      <text:list text:style-name="L4">
        <text:list-item>
          <text:p text:style-name="P47"><text:span text:style-name="T59">I</text:span>dem compte-rendu TD/TP <text:span text:style-name="T59">à minima </text:span><text:span text:style-name="T63">(détails ci-dessous)</text:span><text:span text:style-name="T59"> :</text:span></text:p>
          <text:list>
            <text:list-header>
              <text:p text:style-name="P49">Page de garde :</text:p>
              <text:list>
                <text:list-item>
                  <text:p text:style-name="P49">Logos GRETA/IUT</text:p>
                </text:list-item>
                <text:list-item>
                  <text:p text:style-name="P49">Rappel de la section → BUT 3 2024-2025</text:p>
                </text:list-item>
                <text:list-item>
                  <text:p text:style-name="P49">Rappel de l’objet / du titre</text:p>
                </text:list-item>
                <text:list-item>
                  <text:p text:style-name="P49">Nom de l’intervenant</text:p>
                </text:list-item>
                <text:list-item>
                  <text:p text:style-name="P49">Matière concernée</text:p>
                </text:list-item>
                <text:list-item>
                  <text:p text:style-name="P49">Nom et prénom</text:p>
                </text:list-item>
              </text:list>
              <text:p text:style-name="P54">En-tête :</text:p>
              <text:list text:continue-numbering="true">
                <text:list-item>
                  <text:p text:style-name="P50">Logos GRETA/IUT</text:p>
                </text:list-item>
              </text:list>
              <text:p text:style-name="P54">Pied de page :</text:p>
              <text:list text:continue-numbering="true">
                <text:list-item>
                  <text:p text:style-name="P54">Numérotation, en bas à droite</text:p>
                </text:list-item>
                <text:list-item>
                  <text:p text:style-name="P54">Nom et prénom à gauche</text:p>
                </text:list-item>
                <text:list-item>
                  <text:p text:style-name="P54">Rappel <text:span text:style-name="T59">sectio</text:span>n, <text:span text:style-name="T59">objet / titre </text:span>et année au centre</text:p>
                </text:list-item>
              </text:list>
              <text:p text:style-name="P57">Corps de texte :</text:p>
              <text:list text:continue-numbering="true">
                <text:list-item>
                  <text:p text:style-name="P57">Police : Arial 10 pts maximum.</text:p>
                </text:list-item>
                <text:list-item>
                  <text:p text:style-name="P57">Interligne : simple.</text:p>
                </text:list-item>
                <text:list-item>
                  <text:p text:style-name="P57">Format de paragraphe : justifié</text:p>
                </text:list-item>
                <text:list-item>
                  <text:p text:style-name="P57">Sommaire</text:p>
                  <text:list>
                    <text:list-header>
                      <text:p text:style-name="P57">Numérotation des pages après le sommaire</text:p>
                    </text:list-header>
                  </text:list>
                </text:list-item>
                <text:list-item>
                  <text:p text:style-name="P57">Minimum 20 pages – Maximum 30 pages </text:p>
                  <text:list>
                    <text:list-header>
                      <text:p text:style-name="P57">Hors annexes</text:p>
                    </text:list-header>
                  </text:list>
                </text:list-item>
                <text:list-item>
                  <text:p text:style-name="P57">Annexes : <text:span text:style-name="T60">si nécessaire</text:span>, avec sommaire et numérotation indépendante</text:p>
                </text:list-item>
              </text:list>
            </text:list-header>
          </text:list>
        </text:list-item>
        <text:list-item>
          <text:p text:style-name="P47">N’hésitez pas à enrichir en fonction de votre imagination</text:p>
        </text:list-item>
        <text:list-item>
          <text:p text:style-name="P48">Cartouche <text:span text:style-name="T62">suivant, </text:span>obligatoire en seconde de couverture, <text:span text:style-name="T62">ainsi que les logos GRETA/IUT</text:span> : </text:p>
          <text:p text:style-name="P48">Travail réalisé dans le cadre d’une mise en situation professionnelle support de l’enseignement gestion de projet/management/communicatio<text:span text:style-name="T38">n </text:span>du BUT3 RT Parcours Cybersécurité session 24-25.</text:p>
        </text:list-item>
      </text:list>
      <text:h text:style-name="P37" text:outline-level="1"><text:bookmark-start text:name="__RefHeading___Toc263_1510177236 Copie 1"/><text:span text:style-name="T6">J</text:span><text:span text:style-name="T11">alon </text:span><text:span text:style-name="T7">8</text:span><text:span text:style-name="T11"> : Présentation finale client et vidéo de démonstration</text:span><text:bookmark-end text:name="__RefHeading___Toc263_1510177236 Copie 1"/></text:h>
      <text:h text:style-name="P40" text:outline-level="2"><text:bookmark-start text:name="__RefHeading___Toc279_1510177236 Copie 1 Copie 1"/>Présentation finale client<text:bookmark-end text:name="__RefHeading___Toc279_1510177236 Copie 1 Copie 1"/></text:h>
      <text:p text:style-name="P29">Phase 1 : Soutenance orale – 15 minutes</text:p>
      <text:p text:style-name="P18"><text:span text:style-name="T14">Le jury représente l’entreprise cliente qui auditionne les entreprises candidates réponda</text:span><text:span text:style-name="T23">nt</text:span><text:span text:style-name="T14"> à l’appel à projet.</text:span></text:p>
      <text:list text:style-name="L5">
        <text:list-item>
          <text:p text:style-name="P59">Pour le jury l’objectif de cette soutenance est d’évaluer :</text:p>
          <text:list>
            <text:list-item>
              <text:p text:style-name="P62"><text:span text:style-name="T14">La maîtrise d</text:span><text:span text:style-name="T16">u</text:span><text:span text:style-name="T14"> sujet</text:span></text:p>
            </text:list-item>
            <text:list-item>
              <text:p text:style-name="P62"><text:span text:style-name="T16">N</text:span><text:span text:style-name="T14">otre capacité d’expression orale</text:span></text:p>
            </text:list-item>
            <text:list-item>
              <text:p text:style-name="P62"><text:span text:style-name="T16">N</text:span><text:span text:style-name="T14">otre esprit de synthèse</text:span></text:p>
            </text:list-item>
            <text:list-item>
              <text:p text:style-name="P62"><text:span text:style-name="T16">N</text:span><text:span text:style-name="T14">otre capacité à </text:span><text:span text:style-name="T16">co</text:span><text:span text:style-name="T14">-écrire un mémoire et présenter une réponse en équipe</text:span></text:p>
            </text:list-item>
          </text:list>
        </text:list-item>
        <text:list-item>
          <text:p text:style-name="P62"><text:span text:style-name="T14">Chaque personne joue un rôle : chef de projet, </text:span><text:span text:style-name="T16">responsable technique, </text:span><text:span text:style-name="T18">r</text:span><text:span text:style-name="T16">esponsable documentation et administratif</text:span><text:span text:style-name="T18">, responsable design et marketing</text:span></text:p>
        </text:list-item>
        <text:list-item>
          <text:p text:style-name="P59">Le temps de parole de chacun doit être équilibré</text:p>
        </text:list-item>
        <text:list-item>
          <text:p text:style-name="P62"><text:span text:style-name="T17">Support :</text:span><text:span text:style-name="T14"> diaporama, </text:span><text:span text:style-name="T17">qui sera</text:span><text:span text:style-name="T14"> évalué en tant que tel (fluidité, valeur ajoutée, respect de l’exercice demandé, </text:span><text:span text:style-name="T17">etc</text:span><text:span text:style-name="T14">)</text:span></text:p>
        </text:list-item>
      </text:list>
      <text:p text:style-name="P18"/>
      <text:p text:style-name="P29">Phase 2 : Questions / Réponses – 10 minutes</text:p>
      <text:p text:style-name="P19"><text:span text:style-name="T31">SUJETS :</text:span><text:span text:style-name="T20"> </text:span><text:span text:style-name="T14">L’échange avec les membres du jury portera sur la qualité des réalisations, </text:span><text:span text:style-name="T19">les</text:span><text:span text:style-name="T14"> dimensionnements </text:span><text:span text:style-name="T19">et les</text:span><text:span text:style-name="T14"> préconisations, </text:span><text:span text:style-name="T19">ainsi que sur </text:span><text:span text:style-name="T14">la cohérence de</text:span><text:span text:style-name="T19">s</text:span><text:span text:style-name="T14"> choix techniques et organisationnels. Des questions sur comment s’est déroulé et/ou a été vécu le projet pourront être posées (difficultés rencontrées, solutions apportées, </text:span><text:span text:style-name="T20">etc</text:span><text:span text:style-name="T14">)</text:span></text:p>
      <text:p text:style-name="P33"><text:span text:style-name="T32">NOTATION :</text:span><text:span text:style-name="T15"> Une note de groupe </text:span><text:span text:style-name="T20">pour le </text:span><text:span text:style-name="T15">mémoire</text:span><text:span text:style-name="T20">,</text:span><text:span text:style-name="T15"> une note évaluant la prestation orale collective « projet » </text:span><text:span text:style-name="T20">et </text:span><text:span text:style-name="T15">une note évaluant la prestation orale </text:span><text:span text:style-name="T20">« </text:span><text:span text:style-name="T15">technico-commerciale », </text:span><text:span text:style-name="T20">le tout</text:span><text:span text:style-name="T15"> modulée par une évaluation de la prestation individuelle.</text:span></text:p>
      <text:p text:style-name="P32">CONDITIONS ORGANISATIONNELLES :</text:p>
      <text:list text:style-name="L6">
        <text:list-item>
          <text:p text:style-name="P60">Un ordinateur et un vidéo projecteur seront à disposition</text:p>
        </text:list-item>
        <text:list-item>
          <text:p text:style-name="P61">10 minutes de délibération du jury entre chaque groupe</text:p>
        </text:list-item>
        <text:list-item>
          <text:p text:style-name="P63"><text:span text:style-name="T15">Le </text:span><text:span text:style-name="T21">j</text:span><text:span text:style-name="T15">ury sera composé de membres de l’équipe pédagogique</text:span></text:p>
        </text:list-item>
        <text:list-item>
          <text:p text:style-name="P63"><text:span text:style-name="T15">Document </text:span><text:span text:style-name="T21">(le m</text:span><text:span text:style-name="T15">émoire) à rendre en 1 exemplaire papier + 1 version électronique</text:span></text:p>
          <text:list>
            <text:list-item>
              <text:p text:style-name="P60">Les exemplaires papiers doivent être adressés par voie postale ou déposés à l’adresse suivante : </text:p>
              <text:list>
                <text:list-header>
                  <text:p text:style-name="P60">GRETA ARDECHE-DROME, Service informatique</text:p>
                  <text:p text:style-name="P60">37-39 rue Barthélémy de Laffemas</text:p>
                  <text:p text:style-name="P60">BP 26, 26901 VALENCE CEDEX 9.</text:p>
                </text:list-header>
              </text:list>
            </text:list-item>
            <text:list-item>
              <text:p text:style-name="P64"><text:span text:style-name="T15">La version électronique doit être adressée par mail au format PDF à </text:span><text:span text:style-name="T22">l’adresse</text:span><text:span text:style-name="T15"> </text:span><text:span text:style-name="T32">formations.numeriques@greta-0726.fr</text:span></text:p>
              <text:list>
                <text:list-header>
                  <text:p text:style-name="P64"><text:span text:style-name="T22">N</text:span><text:span text:style-name="T15">ommage : PTUT_BUT3_2425_grpN.pdf </text:span></text:p>
                </text:list-header>
              </text:list>
            </text:list-item>
          </text:list>
        </text:list-item>
      </text:list>
      <text:p text:style-name="P12"/>
      <text:p text:style-name="P12"/>
      <text:h text:style-name="P40" text:outline-level="2"><text:bookmark-start text:name="__RefHeading___Toc279_1510177236 Copie 1 Copie 1 Copie 1"/><text:span text:style-name="T37">V</text:span>idéo de démonstration<text:bookmark-end text:name="__RefHeading___Toc279_1510177236 Copie 1 Copie 1 Copie 1"/></text:h>
      <text:p text:style-name="P30">À préciser</text:p>
      <text:p text:style-name="P12"/>
      <text:p text:style-name="P12"/>
      <text:h text:style-name="P38" text:outline-level="1" text:is-list-header="true"><text:bookmark-start text:name="__RefHeading___Toc263_1510177236 Copie 2"/><text:span text:style-name="T6">J</text:span><text:span text:style-name="T11">alon </text:span><text:span text:style-name="T8">9</text:span><text:span text:style-name="T11"> : P</text:span><text:span text:style-name="T9">roof </text:span><text:span text:style-name="T11">O</text:span><text:span text:style-name="T9">f </text:span><text:span text:style-name="T11">C</text:span><text:span text:style-name="T9">oncept </text:span><text:span text:style-name="T10">(</text:span><text:span text:style-name="T9">POC</text:span><text:span text:style-name="T10">)</text:span><text:bookmark-end text:name="__RefHeading___Toc263_1510177236 Copie 2"/></text:h>
      <text:p text:style-name="P20"/>
      <text:p text:style-name="P31">À préciser</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3"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3"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2"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3"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2"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3"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3"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Cadrage des jalons 7, 8 et 9</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6</text:page-number></text:span><text:span text:style-name="MT3"><text:s/>/ </text:span><text:span text:style-name="MT3"><text:expression text:formula="ooow:page-1" office:value-type="float" office:value="6" style:data-style-name="N0">6</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1-23T14:06:31.090000000</dc:date>
    <meta:editing-duration>PT7H22M21S</meta:editing-duration>
    <meta:editing-cycles>252</meta:editing-cycles>
    <meta:generator>LibreOffice/7.5.2.2$Windows_X86_64 LibreOffice_project/53bb9681a964705cf672590721dbc85eb4d0c3a2</meta:generator>
    <meta:print-date>2024-11-22T17:19:56.642000000</meta:print-date>
    <meta:printed-by>Fichiers PDF</meta:printed-by>
    <meta:document-statistic meta:table-count="0" meta:image-count="0" meta:object-count="0" meta:page-count="7" meta:paragraph-count="156" meta:word-count="1580" meta:character-count="9575" meta:non-whitespace-character-count="8199"/>
  </office:meta>
</office:document-meta>
</file>